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2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67cm" fo:min-width="1.62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0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svg:stroke-width="0.081cm" svg:stroke-color="#ff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1.37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5.33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267cm"/>
      <style:paragraph-properties style:writing-mode="lr-tb"/>
    </style:style>
    <style:style style:name="gr10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3.87cm" fo:min-width="3.62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8.845cm"/>
      <style:paragraph-properties style:writing-mode="lr-tb"/>
    </style:style>
    <style:style style:name="gr12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67cm" fo:min-width="4.62cm" fo:padding-top="0.165cm" fo:padding-bottom="0.165cm" fo:padding-left="0.29cm" fo:padding-right="0.29cm"/>
      <style:paragraph-properties style:writing-mode="lr-tb"/>
    </style:style>
    <style:style style:name="gr13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2.697cm"/>
      <style:paragraph-properties style:writing-mode="lr-tb"/>
    </style:style>
    <style:style style:name="gr15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67cm" fo:min-width="1.62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>
      <style:graphic-properties svg:stroke-width="0.081cm" svg:stroke-color="#2a6099" draw:marker-start-width="0.321cm" draw:marker-end-width="0.321cm" draw:fill="none" draw:textarea-horizontal-align="justify" draw:textarea-vertical-align="middle" draw:auto-grow-height="false" fo:min-height="1.67cm" fo:min-width="1.62cm" fo:padding-top="0.165cm" fo:padding-bottom="0.165cm" fo:padding-left="0.29cm" fo:padding-right="0.29cm"/>
      <style:paragraph-properties style:writing-mode="lr-tb"/>
    </style:style>
    <style:style style:name="gr17" style:family="graphic" style:parent-style-name="objectwithoutfill">
      <style:graphic-properties svg:stroke-color="#2a6099" draw:marker-end="Arrow" draw:marker-end-width="0.3cm" draw:fill="solid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Standard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8pt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="none"/>
      <style:paragraph-properties fo:text-align="center" style:writing-mode="lr-tb"/>
      <style:text-properties fo:font-size="1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text-properties fo:font-size="18pt"/>
    </style:style>
    <style:style style:name="P12" style:family="paragraph">
      <style:text-properties fo:font-size="22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none" draw:fill-color="#ffffff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8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color="#c9211e" fo:font-size="18pt"/>
    </style:style>
    <style:style style:name="T5" style:family="text">
      <style:text-properties fo:color="#000000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9cm" svg:height="4.517cm" svg:x="3cm" svg:y="5.8cm">
          <draw:text-box>
            <text:p>Opération<text:tab/>référence</text:p>
            <text:p>A1 = 3<text:tab/><text:tab/>A1 : @123456</text:p>
            <text:p/>
          </draw:text-box>
        </draw:frame>
        <draw:custom-shape draw:style-name="gr2" draw:text-style-name="P3" draw:layer="layout" svg:width="2.2cm" svg:height="2cm" svg:x="18.6cm" svg:y="6.3cm">
          <text:p text:style-name="P2">3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2cm" svg:y1="6.8cm" svg:x2="18.4cm" svg:y2="7cm">
          <text:p/>
        </draw:line>
        <draw:frame draw:style-name="gr4" draw:text-style-name="P5" draw:layer="layout" svg:width="12cm" svg:height="2.855cm" svg:x="2.6cm" svg:y="1.4cm">
          <draw:text-box>
            <text:p><text:span text:style-name="T1">Cas des types immutables :</text:span><text:span text:style-name="T1"><text:line-break/></text:span><text:span text:style-name="T1">int, float, str, tuple...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7" draw:layer="layout" svg:width="9cm" svg:height="4.517cm" svg:x="3cm" svg:y="5.7cm">
          <draw:text-box>
            <text:p><text:span text:style-name="T2">Opération</text:span><text:span text:style-name="T2"><text:tab/></text:span><text:span text:style-name="T2">référence</text:span></text:p>
            <text:p><text:span text:style-name="T2">A1 = 3</text:span><text:span text:style-name="T2"><text:tab/></text:span><text:span text:style-name="T2"><text:tab/></text:span><text:span text:style-name="T2">A1 : @123456</text:span><text:span text:style-name="T2"><text:line-break/></text:span><text:span text:style-name="T2"/></text:p>
            <text:p><text:span text:style-name="T2">A1 = 4</text:span><text:span text:style-name="T2"><text:tab/></text:span><text:span text:style-name="T2"><text:tab/></text:span><text:span text:style-name="T2">A1 : @234567</text:span></text:p>
            <text:p><text:span text:style-name="T2"/></text:p>
          </draw:text-box>
        </draw:frame>
        <draw:custom-shape draw:style-name="gr2" draw:text-style-name="P9" draw:layer="layout" svg:width="2.2cm" svg:height="2cm" svg:x="18.6cm" svg:y="6.3cm">
          <text:p text:style-name="P8"><text:span text:style-name="T2">&lt;int&gt;</text:span><text:span text:style-name="T2"><text:line-break/></text:span><text:span text:style-name="T2">3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2cm" svg:y1="6.8cm" svg:x2="18.4cm" svg:y2="7cm">
          <text:p/>
        </draw:line>
        <draw:frame draw:style-name="gr4" draw:text-style-name="P5" draw:layer="layout" svg:width="12cm" svg:height="2.855cm" svg:x="2.6cm" svg:y="1.4cm">
          <draw:text-box>
            <text:p><text:span text:style-name="T1">Cas des types immutables :</text:span><text:span text:style-name="T1"><text:line-break/></text:span><text:span text:style-name="T1">int, float, str, tuple...</text:span></text:p>
          </draw:text-box>
        </draw:frame>
        <draw:custom-shape draw:style-name="gr2" draw:text-style-name="P9" draw:layer="layout" svg:width="2.2cm" svg:height="2cm" svg:x="18.6cm" svg:y="9.1cm">
          <text:p text:style-name="P8"><text:span text:style-name="T2">&lt;int&gt;</text:span><text:span text:style-name="T2"><text:line-break/></text:span><text:span text:style-name="T2">4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2cm" svg:y1="8.4cm" svg:x2="18.6cm" svg:y2="9.8cm">
          <text:p/>
        </draw:line>
        <draw:line draw:style-name="gr6" draw:text-style-name="P4" draw:layer="layout" svg:x1="6.6cm" svg:y1="7cm" svg:x2="11.4cm" svg:y2="6.8cm">
          <text:p/>
        </draw:line>
        <draw:line draw:style-name="gr6" draw:text-style-name="P4" draw:layer="layout" svg:x1="17.6cm" svg:y1="8cm" svg:x2="21.8cm" svg:y2="6.2cm">
          <text:p/>
        </draw:line>
        <draw:line draw:style-name="gr6" draw:text-style-name="P4" draw:layer="layout" svg:x1="17.6cm" svg:y1="6.2cm" svg:x2="21.6cm" svg:y2="8cm">
          <text:p/>
        </draw:line>
        <draw:frame draw:style-name="gr7" draw:text-style-name="P1" draw:layer="layout" svg:width="21.872cm" svg:height="2.384cm" svg:x="2.4cm" svg:y="11.8cm">
          <draw:text-box>
            <text:p>Contrairement à d’autres langages il n’est pas possible de modifier un int.<text:line-break/>lorsqu’on modifie la valeur de A1 un nouvel objet int est créé dans un nouvel<text:line-break/>espace mémoire.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7" draw:layer="layout" svg:width="9cm" svg:height="4.517cm" svg:x="3cm" svg:y="5.8cm">
          <draw:text-box>
            <text:p><text:span text:style-name="T2">Opération</text:span><text:span text:style-name="T2"><text:tab/></text:span><text:span text:style-name="T2">référence</text:span></text:p>
            <text:p><text:span text:style-name="T2">a1 = 3</text:span><text:span text:style-name="T2"><text:tab/></text:span><text:span text:style-name="T2"><text:tab/></text:span><text:span text:style-name="T2">a1 : @123456</text:span></text:p>
            <text:p><text:span text:style-name="T2">a2 = a1</text:span><text:span text:style-name="T2"><text:tab/></text:span><text:span text:style-name="T2"><text:tab/></text:span><text:span text:style-name="T2">a2 : @123456</text:span></text:p>
            <text:p><text:span text:style-name="T2"/></text:p>
            <text:p><text:span text:style-name="T2"/></text:p>
          </draw:text-box>
        </draw:frame>
        <draw:custom-shape draw:style-name="gr2" draw:text-style-name="P9" draw:layer="layout" svg:width="2.2cm" svg:height="2cm" svg:x="18.6cm" svg:y="6.3cm">
          <text:p text:style-name="P8"><text:span text:style-name="T2">&lt;int&gt;</text:span><text:span text:style-name="T2"><text:line-break/></text:span><text:span text:style-name="T2">3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2cm" svg:y1="6.8cm" svg:x2="18.4cm" svg:y2="7cm">
          <text:p/>
        </draw:line>
        <draw:line draw:style-name="gr3" draw:text-style-name="P4" draw:layer="layout" svg:x1="11.2cm" svg:y1="7.6cm" svg:x2="18.4cm" svg:y2="7.4cm">
          <text:p/>
        </draw:line>
        <draw:frame draw:style-name="gr4" draw:text-style-name="P5" draw:layer="layout" svg:width="12cm" svg:height="2.855cm" svg:x="2.6cm" svg:y="1.4cm">
          <draw:text-box>
            <text:p><text:span text:style-name="T1">Cas des types immutables :</text:span><text:span text:style-name="T1"><text:line-break/></text:span><text:span text:style-name="T1">int, float, str, tuple...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1" draw:text-style-name="P7" draw:layer="layout" svg:width="9cm" svg:height="4.517cm" svg:x="3cm" svg:y="5.8cm">
          <draw:text-box>
            <text:p><text:span text:style-name="T2">Opération</text:span><text:span text:style-name="T2"><text:tab/></text:span><text:span text:style-name="T2">référence</text:span></text:p>
            <text:p><text:span text:style-name="T2">a1 = 3</text:span><text:span text:style-name="T2"><text:tab/></text:span><text:span text:style-name="T2"><text:tab/></text:span><text:span text:style-name="T2">a1 : @123456</text:span></text:p>
            <text:p><text:span text:style-name="T2">a2 = a1</text:span><text:span text:style-name="T2"><text:tab/></text:span><text:span text:style-name="T2"><text:tab/></text:span><text:span text:style-name="T2">a2 : @123456</text:span></text:p>
            <text:p><text:span text:style-name="T2"/></text:p>
            <text:p><text:span text:style-name="T2">a2 = 4</text:span><text:span text:style-name="T2"><text:tab/></text:span><text:span text:style-name="T2"><text:tab/></text:span><text:span text:style-name="T2">a2 : @234567</text:span></text:p>
          </draw:text-box>
        </draw:frame>
        <draw:custom-shape draw:style-name="gr2" draw:text-style-name="P9" draw:layer="layout" svg:width="2.2cm" svg:height="2cm" svg:x="18.6cm" svg:y="6.3cm">
          <text:p text:style-name="P8"><text:span text:style-name="T2">&lt;int&gt;</text:span><text:span text:style-name="T2"><text:line-break/></text:span><text:span text:style-name="T2">3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2cm" svg:y1="6.8cm" svg:x2="18.4cm" svg:y2="7cm">
          <text:p/>
        </draw:line>
        <draw:custom-shape draw:style-name="gr2" draw:text-style-name="P9" draw:layer="layout" svg:width="2.2cm" svg:height="2cm" svg:x="18.6cm" svg:y="8.8cm">
          <text:p text:style-name="P8"><text:span text:style-name="T2">&lt;int&gt;</text:span><text:span text:style-name="T2"><text:line-break/></text:span><text:span text:style-name="T2">4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2cm" svg:y1="9.2cm" svg:x2="18.4cm" svg:y2="9.6cm">
          <text:p/>
        </draw:line>
        <draw:frame draw:style-name="gr4" draw:text-style-name="P5" draw:layer="layout" svg:width="12cm" svg:height="2.855cm" svg:x="2.6cm" svg:y="1.4cm">
          <draw:text-box>
            <text:p><text:span text:style-name="T1">Cas des types immutables :</text:span><text:span text:style-name="T1"><text:line-break/></text:span><text:span text:style-name="T1">int, float, str, tuple...</text:span></text:p>
          </draw:text-box>
        </draw:frame>
        <draw:frame draw:style-name="gr8" draw:text-style-name="P7" draw:layer="layout" svg:width="25.839cm" svg:height="3.095cm" svg:x="0.6cm" svg:y="11.305cm">
          <draw:text-box>
            <text:p><text:span text:style-name="T2">a1 n’est pas affecté par le changement de valeur de a2 parce que a2 ne pointe</text:span><text:span text:style-name="T2"><text:line-break/></text:span><text:span text:style-name="T2">plus sur le même espace mémoire.</text:span><text:span text:style-name="T2"><text:line-break/></text:span><text:span text:style-name="T2"><text:line-break/></text:span><text:span text:style-name="T3">Conclusion</text:span><text:span text:style-name="T2"> : Quand le type est immutable le partage d’adresse n’a aucun conséquences.</text:span></text:p>
          </draw:text-box>
        </draw:frame>
        <draw:line draw:style-name="gr6" draw:text-style-name="P4" draw:layer="layout" svg:x1="6.8cm" svg:y1="7.8cm" svg:x2="11.6cm" svg:y2="7.6cm">
          <text:p/>
        </draw:lin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9" draw:text-style-name="P1" draw:layer="layout" svg:width="16.2cm" svg:height="6.517cm" svg:x="0.8cm" svg:y="3.8cm">
          <draw:text-box>
            <text:p>Opération<text:tab/><text:tab/><text:tab/><text:tab/>référence</text:p>
            <text:p>L1 = [3, {"toto":42}]<text:tab/><text:tab/>L1 : @123456</text:p>
            <text:p>L2 = L1<text:tab/><text:tab/><text:tab/><text:tab/><text:tab/>L2 : @123456</text:p>
            <text:p/>
            <text:p/>
          </draw:text-box>
        </draw:frame>
        <draw:custom-shape draw:style-name="gr10" draw:text-style-name="P3" draw:layer="layout" svg:width="4.2cm" svg:height="4.2cm" svg:x="14.6cm" svg:y="2.2cm">
          <text:p text:style-name="P2">&lt;list&gt;<text:line-break/>[0] @54321<text:line-break/>[1] @43219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8cm" svg:y1="5cm" svg:x2="14.6cm" svg:y2="4.6cm">
          <text:p/>
        </draw:line>
        <draw:line draw:style-name="gr3" draw:text-style-name="P4" draw:layer="layout" svg:x1="12.8cm" svg:y1="5.8cm" svg:x2="14.6cm" svg:y2="5.2cm">
          <text:p/>
        </draw:line>
        <draw:custom-shape draw:style-name="gr2" draw:text-style-name="P3" draw:layer="layout" svg:width="2.2cm" svg:height="2cm" svg:x="19.8cm" svg:y="2.2cm">
          <text:p text:style-name="P2">&lt;int&gt;<text:line-break/>3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8.4cm" svg:y1="4.2cm" svg:x2="19.8cm" svg:y2="3.2cm">
          <text:p/>
        </draw:line>
        <draw:frame draw:style-name="gr11" draw:text-style-name="P5" draw:layer="layout" svg:width="9.345cm" svg:height="1.987cm" svg:x="3.2cm" svg:y="1.213cm">
          <draw:text-box>
            <text:p><text:span text:style-name="T1">Cas des types mutables</text:span><text:span text:style-name="T1"><text:line-break/></text:span><text:span text:style-name="T1">list, dict, set ...</text:span></text:p>
          </draw:text-box>
        </draw:frame>
        <draw:custom-shape draw:style-name="gr12" draw:text-style-name="P3" draw:layer="layout" svg:width="5.2cm" svg:height="3cm" svg:x="19.7cm" svg:y="4.953cm">
          <text:p text:style-name="P2">&lt;dict&gt;<text:line-break/>[‘toto’] @11112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8.4cm" svg:y1="5cm" svg:x2="19.7cm" svg:y2="5.8cm">
          <text:p/>
        </draw:line>
        <draw:custom-shape draw:style-name="gr2" draw:text-style-name="P3" draw:layer="layout" svg:width="2.2cm" svg:height="2cm" svg:x="25.5cm" svg:y="5.9cm">
          <text:p text:style-name="P2">&lt;int&gt;<text:line-break/>42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4.6cm" svg:y1="6.8cm" svg:x2="25.5cm" svg:y2="6.8cm">
          <text:p/>
        </draw:lin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9" draw:text-style-name="P7" draw:layer="layout" svg:width="16.2cm" svg:height="6.517cm" svg:x="0.8cm" svg:y="3.8cm">
          <draw:text-box>
            <text:p><text:span text:style-name="T2">Opération</text:span><text:span text:style-name="T2"><text:tab/></text:span><text:span text:style-name="T2"><text:tab/></text:span><text:span text:style-name="T2"><text:tab/></text:span><text:span text:style-name="T2"><text:tab/></text:span><text:span text:style-name="T2">référence</text:span></text:p>
            <text:p><text:span text:style-name="T2">L1 = [3, {"toto":42}]</text:span><text:span text:style-name="T2"><text:tab/></text:span><text:span text:style-name="T2"><text:tab/></text:span><text:span text:style-name="T2">L1 : @123456</text:span></text:p>
            <text:p><text:span text:style-name="T2">L2 = L1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L2 : @123456</text:span></text:p>
            <text:p><text:span text:style-name="T2"/></text:p>
            <text:p><text:span text:style-name="T4">L2[0] = 4</text:span></text:p>
          </draw:text-box>
        </draw:frame>
        <draw:custom-shape draw:style-name="gr10" draw:text-style-name="P9" draw:layer="layout" svg:width="4.2cm" svg:height="4.2cm" svg:x="14.6cm" svg:y="2.2cm">
          <text:p text:style-name="P8"><text:span text:style-name="T2">&lt;list&gt;</text:span><text:span text:style-name="T2"><text:line-break/></text:span><text:span text:style-name="T2">[0] @</text:span><text:span text:style-name="T4">12121</text:span><text:span text:style-name="T2"><text:line-break/></text:span><text:span text:style-name="T2">[1] @43219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8cm" svg:y1="5cm" svg:x2="14.6cm" svg:y2="4.6cm">
          <text:p/>
        </draw:line>
        <draw:line draw:style-name="gr3" draw:text-style-name="P4" draw:layer="layout" svg:x1="12.8cm" svg:y1="5.8cm" svg:x2="14.6cm" svg:y2="5.2cm">
          <text:p/>
        </draw:line>
        <draw:custom-shape draw:style-name="gr2" draw:text-style-name="P9" draw:layer="layout" svg:width="2.2cm" svg:height="2cm" svg:x="19.8cm" svg:y="2.2cm">
          <text:p text:style-name="P8"><text:span text:style-name="T2">&lt;int&gt;</text:span><text:span text:style-name="T2"><text:line-break/></text:span><text:span text:style-name="T2">3</text:span></text:p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9.345cm" svg:height="1.987cm" svg:x="3.2cm" svg:y="1.213cm">
          <draw:text-box>
            <text:p><text:span text:style-name="T1">Cas des types mutables</text:span><text:span text:style-name="T1"><text:line-break/></text:span><text:span text:style-name="T1">list, dict, set ...</text:span></text:p>
          </draw:text-box>
        </draw:frame>
        <draw:custom-shape draw:style-name="gr12" draw:text-style-name="P9" draw:layer="layout" svg:width="5.2cm" svg:height="3cm" svg:x="19.7cm" svg:y="4.953cm">
          <text:p text:style-name="P8"><text:span text:style-name="T2">&lt;dict&gt;</text:span><text:span text:style-name="T2"><text:line-break/></text:span><text:span text:style-name="T2">[‘toto’] @11112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8.4cm" svg:y1="5cm" svg:x2="19.7cm" svg:y2="5.8cm">
          <text:p/>
        </draw:line>
        <draw:custom-shape draw:style-name="gr2" draw:text-style-name="P9" draw:layer="layout" svg:width="2.2cm" svg:height="2cm" svg:x="25.5cm" svg:y="5.9cm">
          <text:p text:style-name="P8"><text:span text:style-name="T2">&lt;int&gt;</text:span><text:span text:style-name="T2"><text:line-break/></text:span><text:span text:style-name="T2">42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4.6cm" svg:y1="6.8cm" svg:x2="25.5cm" svg:y2="6.8cm">
          <text:p/>
        </draw:line>
        <draw:custom-shape draw:style-name="gr2" draw:text-style-name="P9" draw:layer="layout" svg:width="2.2cm" svg:height="2cm" svg:x="23.5cm" svg:y="2.2cm">
          <text:p text:style-name="P8"><text:span text:style-name="T2">&lt;int&gt;</text:span><text:span text:style-name="T2"><text:line-break/></text:span><text:span text:style-name="T2">4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9.8cm" svg:y1="2.2cm" svg:x2="22cm" svg:y2="4cm">
          <text:p/>
        </draw:line>
        <draw:line draw:style-name="gr6" draw:text-style-name="P4" draw:layer="layout" svg:x1="19.8cm" svg:y1="3.8cm" svg:x2="22.2cm" svg:y2="2.4cm">
          <text:p/>
        </draw:line>
        <draw:line draw:style-name="gr13" draw:text-style-name="P4" draw:layer="layout" svg:x1="18.2cm" svg:y1="4.4cm" svg:x2="23.5cm" svg:y2="3.6cm">
          <text:p/>
        </draw:line>
        <draw:frame draw:style-name="gr14" draw:text-style-name="P1" draw:layer="layout" svg:width="23.197cm" svg:height="1.673cm" svg:x="2.2cm" svg:y="10.6cm">
          <draw:text-box>
            <text:p>Les listes étant mutable, L1 et L2 pointent toujours vers la même liste. Donc une <text:line-break/>modification du contenu de L2 modifie le contenu de L1.</text:p>
          </draw:text-box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9" draw:text-style-name="P7" draw:layer="layout" svg:width="16.2cm" svg:height="6.517cm" svg:x="0.8cm" svg:y="3.8cm">
          <draw:text-box>
            <text:p><text:span text:style-name="T2">Opération</text:span><text:span text:style-name="T2"><text:tab/></text:span><text:span text:style-name="T2"><text:tab/></text:span><text:span text:style-name="T2"><text:tab/></text:span><text:span text:style-name="T2"><text:tab/></text:span><text:span text:style-name="T2">référence</text:span></text:p>
            <text:p><text:span text:style-name="T2">L1 = [3, {"toto":42}]</text:span><text:span text:style-name="T2"><text:tab/></text:span><text:span text:style-name="T2"><text:tab/></text:span><text:span text:style-name="T2">L1 : @123456</text:span></text:p>
            <text:p><text:span text:style-name="T2"/></text:p>
            <text:p><text:span text:style-name="T2"/></text:p>
            <text:p><text:span text:style-name="T2">L2 = L1.copy()</text:span><text:span text:style-name="T2"><text:tab/></text:span><text:span text:style-name="T2"><text:tab/></text:span><text:span text:style-name="T2"><text:tab/></text:span><text:span text:style-name="T2">L2 : @234567</text:span><text:span text:style-name="T2"><text:tab/></text:span></text:p>
          </draw:text-box>
        </draw:frame>
        <draw:custom-shape draw:style-name="gr10" draw:text-style-name="P9" draw:layer="layout" svg:width="4.2cm" svg:height="4.2cm" svg:x="14.6cm" svg:y="8.6cm">
          <text:p text:style-name="P8"><text:span text:style-name="T2">&lt;list&gt;</text:span><text:span text:style-name="T2"><text:line-break/></text:span><text:span text:style-name="T2">[0] @54321</text:span><text:span text:style-name="T2"><text:line-break/></text:span><text:span text:style-name="T2">[1] @43219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8cm" svg:y1="5cm" svg:x2="14.6cm" svg:y2="4.6cm">
          <text:p/>
        </draw:line>
        <draw:line draw:style-name="gr3" draw:text-style-name="P4" draw:layer="layout" svg:x1="12.8cm" svg:y1="7.2cm" svg:x2="14.6cm" svg:y2="9.8cm">
          <text:p/>
        </draw:line>
        <draw:custom-shape draw:style-name="gr2" draw:text-style-name="P9" draw:layer="layout" svg:width="2.2cm" svg:height="2cm" svg:x="19.8cm" svg:y="2.2cm">
          <text:p text:style-name="P8"><text:span text:style-name="T2">&lt;int&gt;</text:span><text:span text:style-name="T2"><text:line-break/></text:span><text:span text:style-name="T2">3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8.4cm" svg:y1="4.2cm" svg:x2="19.8cm" svg:y2="3.2cm">
          <text:p/>
        </draw:line>
        <draw:frame draw:style-name="gr11" draw:text-style-name="P5" draw:layer="layout" svg:width="9.345cm" svg:height="1.987cm" svg:x="3.2cm" svg:y="1.213cm">
          <draw:text-box>
            <text:p><text:span text:style-name="T1">Cas des types mutables</text:span><text:span text:style-name="T1"><text:line-break/></text:span><text:span text:style-name="T1">list, dict, set ...</text:span></text:p>
          </draw:text-box>
        </draw:frame>
        <draw:custom-shape draw:style-name="gr12" draw:text-style-name="P9" draw:layer="layout" svg:width="5.2cm" svg:height="3cm" svg:x="19.7cm" svg:y="4.953cm">
          <text:p text:style-name="P8"><text:span text:style-name="T2">&lt;dict&gt;</text:span><text:span text:style-name="T2"><text:line-break/></text:span><text:span text:style-name="T2">[‘toto’] @11112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8.4cm" svg:y1="5cm" svg:x2="19.7cm" svg:y2="5.8cm">
          <text:p/>
        </draw:line>
        <draw:custom-shape draw:style-name="gr2" draw:text-style-name="P9" draw:layer="layout" svg:width="2.2cm" svg:height="2cm" svg:x="25.5cm" svg:y="5.9cm">
          <text:p text:style-name="P8"><text:span text:style-name="T2">&lt;int&gt;</text:span><text:span text:style-name="T2"><text:line-break/></text:span><text:span text:style-name="T2">42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4.6cm" svg:y1="6.8cm" svg:x2="25.5cm" svg:y2="6.8cm">
          <text:p/>
        </draw:line>
        <draw:custom-shape draw:style-name="gr10" draw:text-style-name="P9" draw:layer="layout" svg:width="4.2cm" svg:height="4.2cm" svg:x="14.6cm" svg:y="2.1cm">
          <text:p text:style-name="P8"><text:span text:style-name="T2">&lt;list&gt;</text:span><text:span text:style-name="T2"><text:line-break/></text:span><text:span text:style-name="T2">[0] @54321</text:span><text:span text:style-name="T2"><text:line-break/></text:span><text:span text:style-name="T2">[1] @43219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8.4cm" svg:y1="10.6cm" svg:x2="20.4cm" svg:y2="4.2cm">
          <text:p/>
        </draw:line>
        <draw:line draw:style-name="gr3" draw:text-style-name="P4" draw:layer="layout" svg:x1="18.4cm" svg:y1="11.4cm" svg:x2="21.4cm" svg:y2="7.953cm">
          <text:p/>
        </draw:lin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9" draw:text-style-name="P7" draw:layer="layout" svg:width="16.2cm" svg:height="6.517cm" svg:x="0.8cm" svg:y="3.8cm">
          <draw:text-box>
            <text:p><text:span text:style-name="T2">Opération</text:span><text:span text:style-name="T2"><text:tab/></text:span><text:span text:style-name="T2"><text:tab/></text:span><text:span text:style-name="T2"><text:tab/></text:span><text:span text:style-name="T2"><text:tab/></text:span><text:span text:style-name="T2">référence</text:span></text:p>
            <text:p><text:span text:style-name="T2">L1 = [3, {"toto":42}]</text:span><text:span text:style-name="T2"><text:tab/></text:span><text:span text:style-name="T2"><text:tab/></text:span><text:span text:style-name="T2">L1 : @123456</text:span></text:p>
            <text:p><text:span text:style-name="T2"/></text:p>
            <text:p><text:span text:style-name="T2"/></text:p>
            <text:p><text:span text:style-name="T2">L2 = L1.copy()</text:span><text:span text:style-name="T2"><text:tab/></text:span><text:span text:style-name="T2"><text:tab/></text:span><text:span text:style-name="T2"><text:tab/></text:span><text:span text:style-name="T2">L2 : @234567</text:span><text:span text:style-name="T2"><text:tab/></text:span></text:p>
            <text:p><text:span text:style-name="T4">L2[0] = 4</text:span></text:p>
          </draw:text-box>
        </draw:frame>
        <draw:custom-shape draw:style-name="gr10" draw:text-style-name="P9" draw:layer="layout" svg:width="4.2cm" svg:height="4.2cm" svg:x="14.6cm" svg:y="8.6cm">
          <text:p text:style-name="P8"><text:span text:style-name="T2">&lt;list&gt;</text:span><text:span text:style-name="T2"><text:line-break/></text:span><text:span text:style-name="T2">[0] @</text:span><text:span text:style-name="T4">12121</text:span><text:span text:style-name="T2"><text:line-break/></text:span><text:span text:style-name="T2">[1] @43219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8cm" svg:y1="5cm" svg:x2="14.6cm" svg:y2="4.6cm">
          <text:p/>
        </draw:line>
        <draw:line draw:style-name="gr3" draw:text-style-name="P4" draw:layer="layout" svg:x1="12.8cm" svg:y1="7.2cm" svg:x2="14.6cm" svg:y2="9.8cm">
          <text:p/>
        </draw:line>
        <draw:custom-shape draw:style-name="gr2" draw:text-style-name="P9" draw:layer="layout" svg:width="2.2cm" svg:height="2cm" svg:x="19.8cm" svg:y="2.2cm">
          <text:p text:style-name="P8"><text:span text:style-name="T2">&lt;int&gt;</text:span><text:span text:style-name="T2"><text:line-break/></text:span><text:span text:style-name="T2">3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8.4cm" svg:y1="4.2cm" svg:x2="19.8cm" svg:y2="3.2cm">
          <text:p/>
        </draw:line>
        <draw:frame draw:style-name="gr11" draw:text-style-name="P5" draw:layer="layout" svg:width="9.345cm" svg:height="1.987cm" svg:x="3.2cm" svg:y="1.213cm">
          <draw:text-box>
            <text:p><text:span text:style-name="T1">Cas des types mutables</text:span><text:span text:style-name="T1"><text:line-break/></text:span><text:span text:style-name="T1">list, dict, set ...</text:span></text:p>
          </draw:text-box>
        </draw:frame>
        <draw:custom-shape draw:style-name="gr12" draw:text-style-name="P9" draw:layer="layout" svg:width="5.2cm" svg:height="3cm" svg:x="19.7cm" svg:y="4.953cm">
          <text:p text:style-name="P8"><text:span text:style-name="T2">&lt;dict&gt;</text:span><text:span text:style-name="T2"><text:line-break/></text:span><text:span text:style-name="T2">[‘toto’] @11112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8.4cm" svg:y1="5cm" svg:x2="19.7cm" svg:y2="5.8cm">
          <text:p/>
        </draw:line>
        <draw:custom-shape draw:style-name="gr2" draw:text-style-name="P9" draw:layer="layout" svg:width="2.2cm" svg:height="2cm" svg:x="25.5cm" svg:y="5.9cm">
          <text:p text:style-name="P8"><text:span text:style-name="T2">&lt;int&gt;</text:span><text:span text:style-name="T2"><text:line-break/></text:span><text:span text:style-name="T2">42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4.6cm" svg:y1="6.8cm" svg:x2="25.5cm" svg:y2="6.8cm">
          <text:p/>
        </draw:line>
        <draw:custom-shape draw:style-name="gr10" draw:text-style-name="P9" draw:layer="layout" svg:width="4.2cm" svg:height="4.2cm" svg:x="14.6cm" svg:y="2.1cm">
          <text:p text:style-name="P8"><text:span text:style-name="T2">&lt;list&gt;</text:span><text:span text:style-name="T2"><text:line-break/></text:span><text:span text:style-name="T2">[0] @54321</text:span><text:span text:style-name="T2"><text:line-break/></text:span><text:span text:style-name="T2">[1] @43219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8.4cm" svg:y1="11.4cm" svg:x2="21.4cm" svg:y2="7.953cm">
          <text:p/>
        </draw:line>
        <draw:custom-shape draw:style-name="gr15" draw:text-style-name="P9" draw:layer="layout" svg:width="2.2cm" svg:height="2cm" svg:x="20.6cm" svg:y="9.8cm">
          <text:p text:style-name="P8"><text:span text:style-name="T2">&lt;int&gt;</text:span><text:span text:style-name="T2"><text:line-break/></text:span><text:span text:style-name="T2">4</text:span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8.4cm" svg:y1="10.6cm" svg:x2="20.6cm" svg:y2="10.8cm">
          <text:p/>
        </draw:lin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9" draw:text-style-name="P7" draw:layer="layout" svg:width="16.2cm" svg:height="6.517cm" svg:x="0.8cm" svg:y="3.8cm">
          <draw:text-box>
            <text:p text:style-name="P11"><text:span text:style-name="T2">Opération</text:span><text:span text:style-name="T2"><text:tab/></text:span><text:span text:style-name="T2"><text:tab/></text:span><text:span text:style-name="T2"><text:tab/></text:span><text:span text:style-name="T2"><text:tab/></text:span><text:span text:style-name="T2">référence</text:span></text:p>
            <text:p text:style-name="P11"><text:span text:style-name="T2">L1 = [3, {"toto":42}]</text:span><text:span text:style-name="T2"><text:tab/></text:span><text:span text:style-name="T2"><text:tab/></text:span><text:span text:style-name="T2">L1 : @123456</text:span></text:p>
            <text:p text:style-name="P11"><text:span text:style-name="T2"/></text:p>
            <text:p text:style-name="P11"><text:span text:style-name="T2"/></text:p>
            <text:p text:style-name="P11"><text:span text:style-name="T2">L2 = L1.copy()</text:span><text:span text:style-name="T2"><text:tab/></text:span><text:span text:style-name="T2"><text:tab/></text:span><text:span text:style-name="T2"><text:tab/></text:span><text:span text:style-name="T2">L2 : @234567</text:span><text:span text:style-name="T2"><text:tab/></text:span></text:p>
            <text:p text:style-name="P11"><text:span text:style-name="T5">L2[0] = 4</text:span></text:p>
            <text:p text:style-name="P11"><text:span text:style-name="T4">L2[1][‘toto’] = 32</text:span></text:p>
          </draw:text-box>
        </draw:frame>
        <draw:custom-shape draw:style-name="gr10" draw:text-style-name="P9" draw:layer="layout" svg:width="4.2cm" svg:height="4.2cm" svg:x="14.6cm" svg:y="8.6cm">
          <text:p text:style-name="P8"><text:span text:style-name="T2">&lt;list&gt;</text:span><text:span text:style-name="T2"><text:line-break/></text:span><text:span text:style-name="T2">[0] </text:span><text:span text:style-name="T2">@</text:span><text:span text:style-name="T5">12</text:span><text:span text:style-name="T5">121</text:span><text:span text:style-name="T2"><text:line-break/></text:span><text:span text:style-name="T2">[1] </text:span><text:span text:style-name="T2">@43</text:span><text:span text:style-name="T2">219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8cm" svg:y1="5cm" svg:x2="14.6cm" svg:y2="4.6cm">
          <text:p/>
        </draw:line>
        <draw:line draw:style-name="gr3" draw:text-style-name="P4" draw:layer="layout" svg:x1="12.8cm" svg:y1="7.2cm" svg:x2="14.6cm" svg:y2="9.8cm">
          <text:p/>
        </draw:line>
        <draw:custom-shape draw:style-name="gr2" draw:text-style-name="P9" draw:layer="layout" svg:width="2.2cm" svg:height="2cm" svg:x="19.8cm" svg:y="2.2cm">
          <text:p text:style-name="P8"><text:span text:style-name="T2">&lt;int&gt;</text:span><text:span text:style-name="T2"><text:line-break/></text:span><text:span text:style-name="T2">3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8.4cm" svg:y1="4.2cm" svg:x2="19.8cm" svg:y2="3.2cm">
          <text:p/>
        </draw:line>
        <draw:frame draw:style-name="gr11" draw:text-style-name="P5" draw:layer="layout" svg:width="9.345cm" svg:height="1.987cm" svg:x="3.2cm" svg:y="1.213cm">
          <draw:text-box>
            <text:p text:style-name="P12"><text:span text:style-name="T1">Cas des types mutables</text:span><text:span text:style-name="T1"><text:line-break/></text:span><text:span text:style-name="T1">list, dict, set ...</text:span></text:p>
          </draw:text-box>
        </draw:frame>
        <draw:custom-shape draw:style-name="gr12" draw:text-style-name="P9" draw:layer="layout" svg:width="5.2cm" svg:height="3cm" svg:x="19.7cm" svg:y="4.953cm">
          <text:p text:style-name="P8"><text:span text:style-name="T2">&lt;dict&gt;</text:span><text:span text:style-name="T2"><text:line-break/></text:span><text:span text:style-name="T2">[‘toto’] @</text:span><text:span text:style-name="T4">98989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8.4cm" svg:y1="5cm" svg:x2="19.7cm" svg:y2="5.8cm">
          <text:p/>
        </draw:line>
        <draw:custom-shape draw:style-name="gr2" draw:text-style-name="P9" draw:layer="layout" svg:width="2.2cm" svg:height="2cm" svg:x="25.5cm" svg:y="5.9cm">
          <text:p text:style-name="P8"><text:span text:style-name="T2">&lt;int&gt;</text:span><text:span text:style-name="T2"><text:line-break/></text:span><text:span text:style-name="T2">42</text:span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24.6cm" svg:y1="6.8cm" svg:x2="25.5cm" svg:y2="9.2cm">
          <text:p/>
        </draw:line>
        <draw:custom-shape draw:style-name="gr10" draw:text-style-name="P9" draw:layer="layout" svg:width="4.2cm" svg:height="4.2cm" svg:x="14.6cm" svg:y="2.1cm">
          <text:p text:style-name="P8"><text:span text:style-name="T2">&lt;list&gt;</text:span><text:span text:style-name="T2"><text:line-break/></text:span><text:span text:style-name="T2">[0] @54321</text:span><text:span text:style-name="T2"><text:line-break/></text:span><text:span text:style-name="T2">[1] @43219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8.4cm" svg:y1="11.4cm" svg:x2="21.4cm" svg:y2="7.953cm">
          <text:p/>
        </draw:line>
        <draw:custom-shape draw:style-name="gr16" draw:text-style-name="P9" draw:layer="layout" svg:width="2.2cm" svg:height="2cm" svg:x="20.6cm" svg:y="9.8cm">
          <text:p text:style-name="P8"><text:span text:style-name="T2">&lt;int&gt;</text:span><text:span text:style-name="T2"><text:line-break/></text:span><text:span text:style-name="T2">4</text:span></text:p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18.4cm" svg:y1="10.6cm" svg:x2="20.6cm" svg:y2="10.8cm">
          <text:p/>
        </draw:line>
        <draw:custom-shape draw:style-name="gr15" draw:text-style-name="P9" draw:layer="layout" svg:width="2.2cm" svg:height="2cm" svg:x="25.5cm" svg:y="8.3cm">
          <text:p text:style-name="P8"><text:span text:style-name="T2">&lt;int&gt;</text:span><text:span text:style-name="T2"><text:line-break/></text:span><text:span text:style-name="T2">32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25.5cm" svg:y1="5.9cm" svg:x2="27.7cm" svg:y2="7.9cm">
          <text:p/>
        </draw:line>
        <draw:line draw:style-name="gr6" draw:text-style-name="P4" draw:layer="layout" svg:x1="25.5cm" svg:y1="7.9cm" svg:x2="27.7cm" svg:y2="6.2cm">
          <text:p/>
        </draw:line>
        <draw:frame draw:style-name="gr18" draw:text-style-name="P13" draw:layer="layout" svg:width="21.529cm" svg:height="0.962cm" svg:x="1.6cm" svg:y="14.2cm">
          <draw:text-box>
            <text:p text:style-name="P11">Les objets mutables de la liste copiée sont toujours partagé avec la liste L1</text:p>
          </draw:text-box>
        </draw:frame>
        <presentation:notes draw:style-name="dp1">
          <draw:page-thumbnail draw:style-name="gr5" draw:layer="layout" svg:width="18.624cm" svg:height="10.476cm" svg:x="1.482cm" svg:y="2.123cm" draw:page-number="9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9" draw:text-style-name="P7" draw:layer="layout" svg:width="16.2cm" svg:height="6.517cm" svg:x="0.8cm" svg:y="3.8cm">
          <draw:text-box>
            <text:p><text:span text:style-name="T2">O</text:span><text:span text:style-name="T2">p</text:span><text:span text:style-name="T2">é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<text:tab/></text:span><text:span text:style-name="T2"><text:tab/></text:span><text:span text:style-name="T2"><text:tab/></text:span><text:span text:style-name="T2"><text:tab/></text:span><text:span text:style-name="T2">r</text:span><text:span text:style-name="T2">é</text:span><text:span text:style-name="T2">f</text:span><text:span text:style-name="T2">é</text:span><text:span text:style-name="T2">r</text:span><text:span text:style-name="T2">e</text:span><text:span text:style-name="T2">n</text:span><text:span text:style-name="T2">c</text:span><text:span text:style-name="T2">e</text:span></text:p>
            <text:p><text:span text:style-name="T2">L</text:span><text:span text:style-name="T2">1</text:span><text:span text:style-name="T2"> </text:span><text:span text:style-name="T2">=</text:span><text:span text:style-name="T2"> </text:span><text:span text:style-name="T2">[</text:span><text:span text:style-name="T2">3</text:span><text:span text:style-name="T2">,</text:span><text:span text:style-name="T2"> </text:span><text:span text:style-name="T2">{</text:span><text:span text:style-name="T2">"</text:span><text:span text:style-name="T2">t</text:span><text:span text:style-name="T2">o</text:span><text:span text:style-name="T2">t</text:span><text:span text:style-name="T2">o</text:span><text:span text:style-name="T2">"</text:span><text:span text:style-name="T2">:</text:span><text:span text:style-name="T2">4</text:span><text:span text:style-name="T2">2</text:span><text:span text:style-name="T2">}</text:span><text:span text:style-name="T2">]</text:span><text:span text:style-name="T2"><text:tab/></text:span><text:span text:style-name="T2"><text:tab/></text:span><text:span text:style-name="T2">L</text:span><text:span text:style-name="T2">1</text:span><text:span text:style-name="T2"> </text:span><text:span text:style-name="T2">:</text:span><text:span text:style-name="T2"> </text:span><text:span text:style-name="T2">@</text:span><text:span text:style-name="T2">1</text:span><text:span text:style-name="T2">2</text:span><text:span text:style-name="T2">3</text:span><text:span text:style-name="T2">4</text:span><text:span text:style-name="T2">5</text:span><text:span text:style-name="T2">6</text:span></text:p>
            <text:p><text:span text:style-name="T2"/></text:p>
            <text:p><text:span text:style-name="T2"/></text:p>
            <text:p><text:span text:style-name="T2">I</text:span><text:span text:style-name="T2">m</text:span><text:span text:style-name="T2">p</text:span><text:span text:style-name="T2">o</text:span><text:span text:style-name="T2">r</text:span><text:span text:style-name="T2">t</text:span><text:span text:style-name="T2"> </text:span><text:span text:style-name="T2">c</text:span><text:span text:style-name="T2">o</text:span><text:span text:style-name="T2">p</text:span><text:span text:style-name="T2">y</text:span></text:p>
            <text:p><text:span text:style-name="T2">L</text:span><text:span text:style-name="T2">2</text:span><text:span text:style-name="T2"> </text:span><text:span text:style-name="T2">=</text:span><text:span text:style-name="T2"> </text:span><text:span text:style-name="T2">c</text:span><text:span text:style-name="T2">o</text:span><text:span text:style-name="T2">p</text:span><text:span text:style-name="T2">y</text:span><text:span text:style-name="T2">.</text:span><text:span text:style-name="T2">d</text:span><text:span text:style-name="T2">e</text:span><text:span text:style-name="T2">e</text:span><text:span text:style-name="T2">p</text:span><text:span text:style-name="T2">c</text:span><text:span text:style-name="T2">o</text:span><text:span text:style-name="T2">p</text:span><text:span text:style-name="T2">y</text:span><text:span text:style-name="T2">(</text:span><text:span text:style-name="T2">L</text:span><text:span text:style-name="T2">1</text:span><text:span text:style-name="T2">)</text:span><text:span text:style-name="T2"><text:tab/></text:span><text:span text:style-name="T2">L</text:span><text:span text:style-name="T2">2</text:span><text:span text:style-name="T2"> </text:span><text:span text:style-name="T2">:</text:span><text:span text:style-name="T2"> </text:span><text:span text:style-name="T2">@</text:span><text:span text:style-name="T2">2</text:span><text:span text:style-name="T2">3</text:span><text:span text:style-name="T2">4</text:span><text:span text:style-name="T2">5</text:span><text:span text:style-name="T2">6</text:span><text:span text:style-name="T2">7</text:span><text:span text:style-name="T2"><text:tab/></text:span></text:p>
            <text:p><text:span text:style-name="T5"/></text:p>
          </draw:text-box>
        </draw:frame>
        <draw:custom-shape draw:style-name="gr10" draw:text-style-name="P9" draw:layer="layout" svg:width="4.2cm" svg:height="4.2cm" svg:x="14.6cm" svg:y="8.6cm">
          <text:p text:style-name="P8"><text:span text:style-name="T2">&lt;list&gt;</text:span><text:span text:style-name="T2"><text:line-break/></text:span><text:span text:style-name="T2">[0] @</text:span><text:span text:style-name="T5">12121</text:span><text:span text:style-name="T2"><text:line-break/></text:span><text:span text:style-name="T2">[1] @21212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8cm" svg:y1="5cm" svg:x2="14.6cm" svg:y2="4.6cm">
          <text:p/>
        </draw:line>
        <draw:line draw:style-name="gr3" draw:text-style-name="P4" draw:layer="layout" svg:x1="12.4cm" svg:y1="8.2cm" svg:x2="14.6cm" svg:y2="9.8cm">
          <text:p/>
        </draw:line>
        <draw:custom-shape draw:style-name="gr2" draw:text-style-name="P9" draw:layer="layout" svg:width="2.2cm" svg:height="2cm" svg:x="19.8cm" svg:y="1.1cm">
          <text:p text:style-name="P8"><text:span text:style-name="T2">&lt;int&gt;</text:span><text:span text:style-name="T2"><text:line-break/></text:span><text:span text:style-name="T2">3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8.4cm" svg:y1="4.1cm" svg:x2="19.8cm" svg:y2="3.1cm">
          <text:p/>
        </draw:line>
        <draw:frame draw:style-name="gr11" draw:text-style-name="P5" draw:layer="layout" svg:width="9.345cm" svg:height="1.987cm" svg:x="3.2cm" svg:y="1.213cm">
          <draw:text-box>
            <text:p><text:span text:style-name="T1">Cas des types mutables</text:span><text:span text:style-name="T1"><text:line-break/></text:span><text:span text:style-name="T1">list, dict, set ...</text:span></text:p>
          </draw:text-box>
        </draw:frame>
        <draw:custom-shape draw:style-name="gr12" draw:text-style-name="P9" draw:layer="layout" svg:width="5.2cm" svg:height="3cm" svg:x="19.7cm" svg:y="3.853cm">
          <text:p text:style-name="P8"><text:span text:style-name="T2">&lt;dict&gt;</text:span><text:span text:style-name="T2"><text:line-break/></text:span><text:span text:style-name="T2">[‘toto’] @</text:span><text:span text:style-name="T5">98989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8.4cm" svg:y1="4.9cm" svg:x2="19.7cm" svg:y2="5.7cm">
          <text:p/>
        </draw:line>
        <draw:custom-shape draw:style-name="gr2" draw:text-style-name="P9" draw:layer="layout" svg:width="2.2cm" svg:height="2cm" svg:x="25.5cm" svg:y="4.8cm">
          <text:p text:style-name="P8"><text:span text:style-name="T2">&lt;int&gt;</text:span><text:span text:style-name="T2"><text:line-break/></text:span><text:span text:style-name="T2">42</text:span></text:p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24.6cm" svg:y1="5.7cm" svg:x2="25.5cm" svg:y2="5.7cm">
          <text:p/>
        </draw:line>
        <draw:custom-shape draw:style-name="gr10" draw:text-style-name="P9" draw:layer="layout" svg:width="4.2cm" svg:height="4.2cm" svg:x="14.6cm" svg:y="2.1cm">
          <text:p text:style-name="P8"><text:span text:style-name="T2">&lt;list&gt;</text:span><text:span text:style-name="T2"><text:line-break/></text:span><text:span text:style-name="T2">[0] @54321</text:span><text:span text:style-name="T2"><text:line-break/></text:span><text:span text:style-name="T2">[1] @43219</text:span></text:p>
          <draw:enhanced-geometry svg:viewBox="0 0 21600 21600" draw:type="rectangle" draw:enhanced-path="M 0 0 L 21600 0 21600 21600 0 21600 0 0 Z N"/>
        </draw:custom-shape>
        <draw:frame draw:style-name="gr18" draw:text-style-name="P14" draw:layer="layout" svg:width="24.839cm" svg:height="1.673cm" svg:x="1.6cm" svg:y="14.2cm">
          <draw:text-box>
            <text:p>Le module copy permet de faire une copie en profondeur pour rendre les liste L1 et L2 <text:line-break/>strictement indépendantes.</text:p>
          </draw:text-box>
        </draw:frame>
        <draw:custom-shape draw:style-name="gr2" draw:text-style-name="P9" draw:layer="layout" svg:width="2.2cm" svg:height="2cm" svg:x="19.82cm" svg:y="7.701cm">
          <text:p text:style-name="P8"><text:span text:style-name="T2">&lt;int&gt;</text:span><text:span text:style-name="T2"><text:line-break/></text:span><text:span text:style-name="T2">3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8.42cm" svg:y1="10.701cm" svg:x2="19.82cm" svg:y2="9.701cm">
          <text:p/>
        </draw:line>
        <draw:custom-shape draw:style-name="gr12" draw:text-style-name="P9" draw:layer="layout" svg:width="5.2cm" svg:height="3cm" svg:x="19.72cm" svg:y="10.454cm">
          <text:p text:style-name="P8"><text:span text:style-name="T2">&lt;dict&gt;</text:span><text:span text:style-name="T2"><text:line-break/></text:span><text:span text:style-name="T2">[‘toto’] @</text:span><text:span text:style-name="T5">32323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8.42cm" svg:y1="11.501cm" svg:x2="19.72cm" svg:y2="12.301cm">
          <text:p/>
        </draw:line>
        <draw:custom-shape draw:style-name="gr2" draw:text-style-name="P9" draw:layer="layout" svg:width="2.2cm" svg:height="2cm" svg:x="25.52cm" svg:y="11.401cm">
          <text:p text:style-name="P8"><text:span text:style-name="T2">&lt;int&gt;</text:span><text:span text:style-name="T2"><text:line-break/></text:span><text:span text:style-name="T2">42</text:span></text:p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24.62cm" svg:y1="12.301cm" svg:x2="25.52cm" svg:y2="12.301cm">
          <text:p/>
        </draw:lin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0T07:53:02.527301095</meta:creation-date>
    <dc:date>2020-03-10T20:44:52.547423653</dc:date>
    <meta:editing-duration>PT34M32S</meta:editing-duration>
    <meta:editing-cycles>10</meta:editing-cycles>
    <meta:generator>LibreOffice/6.3.4.2$Linux_X86_64 LibreOffice_project/30$Build-2</meta:generator>
    <meta:document-statistic meta:object-count="161"/>
  </office:meta>
</office:document-meta>
</file>